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200" draw:fill-color="#fff200" draw:auto-grow-height="false" fo:min-height="0.892cm" fo:min-width="0.642cm" fo:wrap-option="no-wrap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161cm"/>
    </style:style>
    <style:style style:name="P1" style:family="paragraph">
      <loext:graphic-properties draw:fill-color="#fff200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0066b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6pt"/>
    </style:style>
    <style:style style:name="P9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/>
    </style:style>
    <style:style style:name="T3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4cm" svg:x="8.8cm" svg:y="3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1.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6cm" svg:y1="4.1cm" svg:x2="7.1cm" svg:y2="4.1cm">
          <text:p/>
        </draw:line>
        <draw:line draw:style-name="gr5" draw:text-style-name="P5" draw:layer="layout" svg:x1="9.8cm" svg:y1="4.089cm" svg:x2="11.3cm" svg:y2="4.089cm">
          <text:p/>
        </draw:line>
        <draw:line draw:style-name="gr5" draw:text-style-name="P5" draw:layer="layout" svg:x1="10.3cm" svg:y1="5.389cm" svg:x2="11.3cm" svg:y2="5.389cm">
          <text:p/>
        </draw:line>
        <draw:line draw:style-name="gr6" draw:text-style-name="P5" draw:layer="layout" svg:x1="10.3cm" svg:y1="5.389cm" svg:x2="10.3cm" svg:y2="4.089cm">
          <text:p/>
        </draw:line>
        <draw:frame draw:style-name="gr7" draw:text-style-name="P6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7" draw:text-style-name="P8" draw:layer="layout" svg:width="0.801cm" svg:height="0.489cm" svg:x="7.099cm" svg:y="3.411cm">
          <draw:text-box>
            <text:p text:style-name="P7"><text:span text:style-name="T2">A/</text:span></text:p>
          </draw:text-box>
        </draw:frame>
        <draw:custom-shape draw:style-name="gr4" draw:text-style-name="P4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7cm" svg:y1="4.1cm" svg:x2="9.2cm" svg:y2="4.1cm">
          <text:p/>
        </draw:line>
        <draw:frame draw:style-name="gr7" draw:text-style-name="P8" draw:layer="layout" svg:width="1cm" svg:height="0.489cm" svg:x="9.1cm" svg:y="3.4cm">
          <draw:text-box>
            <text:p text:style-name="P7"><text:span text:style-name="T2">B/C</text:span></text:p>
          </draw:text-box>
        </draw:frame>
        <draw:frame draw:style-name="gr7" draw:text-style-name="P8" draw:layer="layout" svg:width="0.801cm" svg:height="0.489cm" svg:x="11.2cm" svg:y="3.411cm">
          <draw:text-box>
            <text:p text:style-name="P7"><text:span text:style-name="T2">1/</text:span></text:p>
          </draw:text-box>
        </draw:frame>
        <draw:frame draw:style-name="gr7" draw:text-style-name="P8" draw:layer="layout" svg:width="0.801cm" svg:height="0.489cm" svg:x="11.199cm" svg:y="4.711cm">
          <draw:text-box>
            <text:p text:style-name="P7"><text:span text:style-name="T2">2/</text:span></text:p>
          </draw:text-box>
        </draw:frame>
        <draw:frame draw:style-name="gr8" draw:text-style-name="P9" draw:layer="layout" svg:width="2.822cm" svg:height="0.408cm" svg:x="9.178cm" svg:y="5.6cm">
          <draw:text-box>
            <text:p><text:span text:style-name="T3">HNRWL_creation_of_new_node2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8-31T22:40:32.166147229</dc:date>
    <meta:editing-duration>PT19M25S</meta:editing-duration>
    <meta:editing-cycles>4</meta:editing-cycles>
    <meta:generator>LibreOffice/6.0.5.2$Linux_X86_64 LibreOffice_project/00m0$Build-2</meta:generator>
    <meta:document-statistic meta:object-count="17"/>
  </office:meta>
</office:document-meta>
</file>